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etorakenteiden harjoitustyö</text:p>
      <text:p text:style-name="P1">Prim Vs Kruskal</text:p>
      <text:p text:style-name="P1">Toteutusdokumentti</text:p>
      <text:p text:style-name="P1">Herkko Virolainen</text:p>
      <text:p text:style-name="P1">23.5.2011</text:p>
      <text:p text:style-name="Standard"/>
      <text:p text:style-name="Standard"/>
      <text:p text:style-name="Standard"/>
      <text:p text:style-name="Standard"/>
      <text:p text:style-name="Standard"/>
      <text:h text:style-name="Heading_20_2" text:outline-level="2">Yleistä</text:h>
      <text:p text:style-name="Standard">Dokumentin tarkoituksena on selkeyttää ohjelman toteutuksen yksityiskohtia. Dokumentti jakautuu 3 osaan. Ensimmäinen osa käsittelee Primin algoritmia, toinen Kruskalia ja kolmas kahden algoritmin vertailua. </text:p>
      <text:p text:style-name="Standard"/>
      <text:h text:style-name="Heading_20_2" text:outline-level="2">Primin algoritmi</text:h>
      <text:h text:style-name="Heading_20_3" text:outline-level="3">Yleistä</text:h>
      <text:p text:style-name="Text_20_body">Algoritmille annetaan suuntaamaton verkko kaksiulotteisena taulukkona, jossa on määritelty lähtösolmu, päätössolmu ja kaaren paino. Taulukon avulla muodostetaan vieruslista.</text:p>
      <text:p text:style-name="Text_20_body">Vieruslistasta otetaan ensimmainen solmu, ja lisätään kaikki sen vierussolmut minimikekoon. Tämän jälkeen keosta otetaan päällimmäinen ja lisätään sen vierussolmut kekoon, jos ne eivät jo siellä ole. Jos solmu on jo keossa, tarkistetaan pitääkö etäisyysarvoa päivittää ja tehdään tarvittaessa päivitys.</text:p>
      <text:p text:style-name="Text_20_body">Tätä jatketaan niin kauan kun keossa on solmuja.</text:p>
      <text:p text:style-name="Text_20_body"/>
      <text:h text:style-name="Heading_20_3" text:outline-level="3">Keko</text:h>
      <text:p text:style-name="Text_20_body">Primin algoritmissa keskeisenä tietorakenteena on keko, jonka toteutuksessa on joitakin erikoisuuksia. Keko muodostetaan sen mukaan kuinka suuri etäisyys keosta on rakennettavaan verkkoon. Tämän lisäksi keosta pitäisi löytää yksittäiset solmut. Primiä varten keossa on oma insert operaatio, joka tarkistaa lisättäessä onko kyseinen solmu jo keossa. Jos solmu löytyy, niin solmun arvoa vain päivitetään.</text:p>
      <text:p text:style-name="Text_20_body"/>
      <text:h text:style-name="Heading_20_3" text:outline-level="3">Vieruslista</text:h>
      <text:p text:style-name="Text_20_body">Vieruslistaan lisätään kaikkki kaaret joita verkossa on. Vieruslista on käytännössä toteutettu taulukkona, joihin arvoiksi kelpaa </text:p>
      <text:h text:style-name="Heading_20_3" text:outline-level="3">Testaus</text:h>
      <text:p text:style-name="Text_20_body"/>
      <text:p text:style-name="Standard"/>
      <text:h text:style-name="Heading_20_1" text:outline-level="1"><text:soft-page-break/>Kruskalin algoritmi</text:h>
      <text:h text:style-name="Heading_20_2" text:outline-level="2">Yleistä</text:h>
      <text:p text:style-name="Text_20_body">Algoritmi lisää kaikki solmut ensin kekoon ja poistaa niitä sieltä yksi kerrallaan. Poistetut solmut lisätään listaan, jossa pidetään kirjaa siitä mitä solmuja siellä jo on ja minkälaisia paloja ne on muodostanut. Kun Solmuja ei enää ole, niin pienin virittävä puu on saatu muodostettua</text:p>
      <text:p text:style-name="Text_20_body"/>
      <text:h text:style-name="Heading_20_2" text:outline-level="2">Keko</text:h>
      <text:p text:style-name="Text_20_body">Kekorakenne toimii aikalailla niin kuin keon yleensä kuuluukin. Päälimmäisenä on pienimmän painon omaava kaari.</text:p>
      <text:p text:style-name="Text_20_body"/>
      <text:h text:style-name="Heading_20_1" text:outline-level="1">Testaus algoritmi</text:h>
      <text:h text:style-name="Heading_20_2" text:outline-level="2">Yleistä</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rkko </meta:initial-creator>
    <meta:creation-date>2011-05-23T14:18:27</meta:creation-date>
    <dc:date>2011-06-07T14:25:24</dc:date>
    <dc:creator>Herkko Virolainen</dc:creator>
    <meta:editing-duration>PT01H53M00S</meta:editing-duration>
    <meta:editing-cycles>7</meta:editing-cycles>
    <meta:generator>OpenOffice.org/3.2$Unix OpenOffice.org_project/320m12$Build-9483</meta:generator>
    <meta:document-statistic meta:table-count="0" meta:image-count="0" meta:object-count="0" meta:page-count="2" meta:paragraph-count="24" meta:word-count="235" meta:character-count="1853"/>
  </office:meta>
</office:document-meta>
</file>